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 Quran" svg:font-family="'Amiri Quran'"/>
    <style:font-face style:name="Arial" svg:font-family="Arial" style:font-family-generic="swiss"/>
    <style:font-face style:name="Arial Black" svg:font-family="'Arial Black'"/>
    <style:font-face style:name="Arial1" svg:font-family="Arial" style:font-adornments="Norm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7" style:family="table">
      <style:table-properties style:width="17cm" table:align="margins"/>
    </style:style>
    <style:style style:name="Tabla7.A" style:family="table-column">
      <style:table-column-properties style:column-width="4.251cm" style:rel-column-width="16383*"/>
    </style:style>
    <style:style style:name="Tabla7.1" style:family="table-row">
      <style:table-row-properties style:min-row-height="1.984cm"/>
    </style:style>
    <style:style style:name="Tabla7.A1" style:family="table-cell">
      <style:table-cell-properties style:vertical-align="middle"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7.D1" style:family="table-cell">
      <style:table-cell-properties style:vertical-align="middle" fo:background-color="#729fcf" fo:padding="0.097cm" fo:border="0.5pt solid #000000">
        <style:background-image/>
      </style:table-cell-properties>
    </style:style>
    <style:style style:name="Tabla7.A2" style:family="table-cell">
      <style:table-cell-properties style:vertical-align="middle" fo:background-color="#729fcf" fo:padding="0.097cm" fo:border-left="0.5pt solid #000000" fo:border-right="none" fo:border-top="none" fo:border-bottom="0.5pt solid #000000">
        <style:background-image/>
      </style:table-cell-properties>
    </style:style>
    <style:style style:name="Tabla7.B2" style:family="table-cell">
      <style:table-cell-properties fo:padding="0.097cm" fo:border-left="0.5pt solid #000000" fo:border-right="none" fo:border-top="none" fo:border-bottom="0.5pt solid #000000"/>
    </style:style>
    <style:style style:name="Tabla7.C2" style:family="table-cell">
      <style:table-cell-properties fo:padding="0.097cm" fo:border-left="0.5pt solid #000000" fo:border-right="none" fo:border-top="none" fo:border-bottom="0.5pt solid #000000"/>
    </style:style>
    <style:style style:name="Tabla7.D2" style:family="table-cell">
      <style:table-cell-properties fo:padding="0.097cm" fo:border-left="0.5pt solid #000000" fo:border-right="0.5pt solid #000000" fo:border-top="none" fo:border-bottom="0.5pt solid #000000"/>
    </style:style>
    <style:style style:name="Tabla7.B3" style:family="table-cell">
      <style:table-cell-properties fo:padding="0.097cm" fo:border-left="0.5pt solid #000000" fo:border-right="none" fo:border-top="none" fo:border-bottom="0.5pt solid #000000"/>
    </style:style>
    <style:style style:name="Tabla7.C3" style:family="table-cell">
      <style:table-cell-properties fo:padding="0.097cm" fo:border-left="0.5pt solid #000000" fo:border-right="none" fo:border-top="none" fo:border-bottom="0.5pt solid #000000"/>
    </style:style>
    <style:style style:name="Tabla7.D3" style:family="table-cell">
      <style:table-cell-properties fo:padding="0.097cm" fo:border-left="0.5pt solid #000000" fo:border-right="0.5pt solid #000000" fo:border-top="none" fo:border-bottom="0.5pt solid #000000"/>
    </style:style>
    <style:style style:name="Tabla7.B4" style:family="table-cell">
      <style:table-cell-properties fo:padding="0.097cm" fo:border-left="0.5pt solid #000000" fo:border-right="none" fo:border-top="none" fo:border-bottom="0.5pt solid #000000"/>
    </style:style>
    <style:style style:name="Tabla7.C4" style:family="table-cell">
      <style:table-cell-properties fo:padding="0.097cm" fo:border-left="0.5pt solid #000000" fo:border-right="none" fo:border-top="none" fo:border-bottom="0.5pt solid #000000"/>
    </style:style>
    <style:style style:name="Tabla7.D4" style:family="table-cell">
      <style:table-cell-properties fo:padding="0.097cm" fo:border-left="0.5pt solid #000000" fo:border-right="0.5pt solid #000000" fo:border-top="none" fo:border-bottom="0.5pt solid #000000"/>
    </style:style>
    <style:style style:name="Tabla7.B5" style:family="table-cell">
      <style:table-cell-properties fo:padding="0.097cm" fo:border-left="0.5pt solid #000000" fo:border-right="none" fo:border-top="none" fo:border-bottom="0.5pt solid #000000"/>
    </style:style>
    <style:style style:name="Tabla7.C5" style:family="table-cell">
      <style:table-cell-properties fo:padding="0.097cm" fo:border-left="0.5pt solid #000000" fo:border-right="none" fo:border-top="none" fo:border-bottom="0.5pt solid #000000"/>
    </style:style>
    <style:style style:name="Tabla7.D5" style:family="table-cell">
      <style:table-cell-properties fo:padding="0.097cm" fo:border-left="0.5pt solid #000000" fo:border-right="0.5pt solid #000000" fo:border-top="none" fo:border-bottom="0.5pt solid #000000"/>
    </style:style>
    <style:style style:name="Tabla7.B6" style:family="table-cell">
      <style:table-cell-properties fo:padding="0.097cm" fo:border-left="0.5pt solid #000000" fo:border-right="none" fo:border-top="none" fo:border-bottom="0.5pt solid #000000"/>
    </style:style>
    <style:style style:name="Tabla7.C6" style:family="table-cell">
      <style:table-cell-properties fo:padding="0.097cm" fo:border-left="0.5pt solid #000000" fo:border-right="none" fo:border-top="none" fo:border-bottom="0.5pt solid #000000"/>
    </style:style>
    <style:style style:name="Tabla7.D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1e97c2" officeooo:paragraph-rsid="001e97c2"/>
    </style:style>
    <style:style style:name="P2" style:family="paragraph" style:parent-style-name="Text_20_body">
      <style:text-properties officeooo:rsid="0021bd7c" officeooo:paragraph-rsid="0021bd7c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Heading_20_1" style:list-style-name="">
      <style:paragraph-properties fo:text-align="center" style:justify-single-word="false"/>
      <style:text-properties style:text-underline-style="solid" style:text-underline-width="auto" style:text-underline-color="font-color" officeooo:rsid="001e97c2" officeooo:paragraph-rsid="001e97c2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2">
      <style:text-properties officeooo:rsid="0029cf7b" officeooo:paragraph-rsid="0029cf7b"/>
    </style:style>
    <style:style style:name="P9" style:family="paragraph" style:parent-style-name="Heading_20_3">
      <style:text-properties officeooo:rsid="0022c947" officeooo:paragraph-rsid="0022c947"/>
    </style:style>
    <style:style style:name="P10" style:family="paragraph" style:parent-style-name="Heading_20_3">
      <style:text-properties officeooo:rsid="002768e2" officeooo:paragraph-rsid="002768e2"/>
    </style:style>
    <style:style style:name="P11" style:family="paragraph" style:parent-style-name="Heading_20_3">
      <style:text-properties officeooo:paragraph-rsid="0027c4f8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9cf7b" officeooo:paragraph-rsid="0029cf7b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text-underline-style="none" fo:font-weight="bold" officeooo:rsid="0029cf7b" officeooo:paragraph-rsid="0029cf7b" style:font-weight-asian="bold" style:font-weight-complex="bold"/>
    </style:style>
    <style:style style:name="P15" style:family="paragraph" style:parent-style-name="Text_20_body" style:list-style-name="L1">
      <style:text-properties fo:font-weight="normal" officeooo:rsid="0021bd7c" officeooo:paragraph-rsid="0021bd7c" style:font-weight-asian="normal" style:font-weight-complex="normal"/>
    </style:style>
    <style:style style:name="P16" style:family="paragraph" style:parent-style-name="Text_20_body" style:list-style-name="L2">
      <style:text-properties officeooo:rsid="0022c947" officeooo:paragraph-rsid="0022c947"/>
    </style:style>
    <style:style style:name="P17" style:family="paragraph" style:parent-style-name="Text_20_body" style:list-style-name="L2">
      <style:text-properties officeooo:rsid="0022c947" officeooo:paragraph-rsid="00243126"/>
    </style:style>
    <style:style style:name="P18" style:family="paragraph" style:parent-style-name="Text_20_body" style:list-style-name="L3"/>
    <style:style style:name="P19" style:family="paragraph" style:parent-style-name="Text_20_body" style:list-style-name="L6">
      <style:text-properties officeooo:rsid="00269c12" officeooo:paragraph-rsid="00269c12"/>
    </style:style>
    <style:style style:name="P20" style:family="paragraph" style:parent-style-name="Text_20_body" style:list-style-name="L6">
      <style:text-properties officeooo:paragraph-rsid="00269c12"/>
    </style:style>
    <style:style style:name="P21" style:family="paragraph" style:parent-style-name="Text_20_body">
      <style:text-properties officeooo:rsid="0026b03b" officeooo:paragraph-rsid="0026b03b"/>
    </style:style>
    <style:style style:name="P22" style:family="paragraph" style:parent-style-name="Text_20_body" style:list-style-name="L7">
      <style:text-properties officeooo:rsid="0026b03b" officeooo:paragraph-rsid="0026b03b"/>
    </style:style>
    <style:style style:name="P23" style:family="paragraph" style:parent-style-name="Text_20_body" style:list-style-name="L7">
      <style:text-properties officeooo:paragraph-rsid="0026b03b"/>
    </style:style>
    <style:style style:name="P24" style:family="paragraph" style:parent-style-name="Text_20_body">
      <style:text-properties officeooo:rsid="002768e2" officeooo:paragraph-rsid="002768e2"/>
    </style:style>
    <style:style style:name="P25" style:family="paragraph" style:parent-style-name="Text_20_body" style:list-style-name="L8">
      <style:text-properties officeooo:rsid="002768e2" officeooo:paragraph-rsid="002768e2"/>
    </style:style>
    <style:style style:name="P26" style:family="paragraph" style:parent-style-name="Text_20_body" style:list-style-name="L8">
      <style:text-properties officeooo:paragraph-rsid="002768e2"/>
    </style:style>
    <style:style style:name="P27" style:family="paragraph" style:parent-style-name="Text_20_body" style:list-style-name="L9">
      <style:text-properties style:text-underline-style="solid" style:text-underline-width="auto" style:text-underline-color="font-color" officeooo:rsid="0027c4f8" officeooo:paragraph-rsid="0027c4f8"/>
    </style:style>
    <style:style style:name="P28" style:family="paragraph" style:parent-style-name="Text_20_body">
      <style:text-properties style:text-underline-style="solid" style:text-underline-width="auto" style:text-underline-color="font-color" officeooo:rsid="0027c4f8" officeooo:paragraph-rsid="0027c4f8"/>
    </style:style>
    <style:style style:name="P29" style:family="paragraph" style:parent-style-name="Text_20_body" style:list-style-name="L10">
      <style:text-properties officeooo:rsid="002840a5" officeooo:paragraph-rsid="002840a5"/>
    </style:style>
    <style:style style:name="P30" style:family="paragraph" style:parent-style-name="Text_20_body">
      <style:text-properties officeooo:paragraph-rsid="0029cf7b"/>
    </style:style>
    <style:style style:name="P31" style:family="paragraph" style:parent-style-name="Text_20_body">
      <style:text-properties officeooo:rsid="002f3777" officeooo:paragraph-rsid="002f3777"/>
    </style:style>
    <style:style style:name="P32" style:family="paragraph" style:parent-style-name="Text_20_body">
      <style:text-properties officeooo:paragraph-rsid="0031b5b7"/>
    </style:style>
    <style:style style:name="P33" style:family="paragraph" style:parent-style-name="Text_20_body">
      <style:text-properties officeooo:rsid="001e97c2" officeooo:paragraph-rsid="001e97c2"/>
    </style:style>
    <style:style style:name="T1" style:family="text">
      <style:text-properties officeooo:rsid="00202afb"/>
    </style:style>
    <style:style style:name="T2" style:family="text">
      <style:text-properties officeooo:rsid="0021e57a"/>
    </style:style>
    <style:style style:name="T3" style:family="text">
      <style:text-properties officeooo:rsid="00269c1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768e2"/>
    </style:style>
    <style:style style:name="T6" style:family="text">
      <style:text-properties officeooo:rsid="0026b03b"/>
    </style:style>
    <style:style style:name="T7" style:family="text">
      <style:text-properties officeooo:rsid="002768e2"/>
    </style:style>
    <style:style style:name="T8" style:family="text">
      <style:text-properties officeooo:rsid="0027c4f8"/>
    </style:style>
    <style:style style:name="T9" style:family="text">
      <style:text-properties style:text-underline-style="none"/>
    </style:style>
    <style:style style:name="T10" style:family="text">
      <style:text-properties officeooo:rsid="0030bdc1"/>
    </style:style>
    <style:style style:name="T11" style:family="text">
      <style:text-properties officeooo:rsid="0031b5b7"/>
    </style:style>
    <style:style style:name="T12" style:family="text">
      <style:text-properties officeooo:rsid="003479a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bookmark-start text:name="__RefHeading___Toc254_2454502597"/>Actividad 16<text:bookmark-end text:name="__RefHeading___Toc254_2454502597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Tejera Santana</text:p>
      <text:p text:style-name="P1">Adoney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Sumario</text:p>
          </text:index-title>
          <text:p text:style-name="P3"><text:a xlink:type="simple" xlink:href="#__RefHeading___Toc254_2454502597" text:style-name="Index_20_Link" text:visited-style-name="Index_20_Link">Actividad 16<text:tab/>1</text:a></text:p>
          <text:p text:style-name="P4"><text:a xlink:type="simple" xlink:href="#__RefHeading___Toc256_2454502597" text:style-name="Index_20_Link" text:visited-style-name="Index_20_Link">1. Selección de Frameworks:<text:tab/>3</text:a></text:p>
          <text:p text:style-name="P4"><text:a xlink:type="simple" xlink:href="#__RefHeading___Toc258_2454502597" text:style-name="Index_20_Link" text:visited-style-name="Index_20_Link">2. Criterios de Investigación:<text:tab/>3</text:a></text:p>
          <text:p text:style-name="P5"><text:a xlink:type="simple" xlink:href="#__RefHeading___Toc260_2454502597" text:style-name="Index_20_Link" text:visited-style-name="Index_20_Link">Descripción general:<text:tab/>3</text:a></text:p>
          <text:p text:style-name="P5"><text:a xlink:type="simple" xlink:href="#__RefHeading___Toc262_2454502597" text:style-name="Index_20_Link" text:visited-style-name="Index_20_Link">Popularidad y adopción:<text:tab/>3</text:a></text:p>
          <text:p text:style-name="P5"><text:a xlink:type="simple" xlink:href="#__RefHeading___Toc264_2454502597" text:style-name="Index_20_Link" text:visited-style-name="Index_20_Link">Características principales:<text:tab/>4</text:a></text:p>
          <text:p text:style-name="P5"><text:a xlink:type="simple" xlink:href="#__RefHeading___Toc266_2454502597" text:style-name="Index_20_Link" text:visited-style-name="Index_20_Link">Curva de aprendizaje:<text:tab/>4</text:a></text:p>
          <text:p text:style-name="P5"><text:a xlink:type="simple" xlink:href="#__RefHeading___Toc268_2454502597" text:style-name="Index_20_Link" text:visited-style-name="Index_20_Link">Rendimiento:<text:tab/>5</text:a></text:p>
          <text:p text:style-name="P5"><text:a xlink:type="simple" xlink:href="#__RefHeading___Toc270_2454502597" text:style-name="Index_20_Link" text:visited-style-name="Index_20_Link">Casos de uso recomendado:<text:tab/>5</text:a></text:p>
          <text:p text:style-name="P5"><text:a xlink:type="simple" xlink:href="#__RefHeading___Toc272_2454502597" text:style-name="Index_20_Link" text:visited-style-name="Index_20_Link">Desventajas:<text:tab/>5</text:a></text:p>
          <text:p text:style-name="P4"><text:a xlink:type="simple" xlink:href="#__RefHeading___Toc274_2454502597" text:style-name="Index_20_Link" text:visited-style-name="Index_20_Link">3. Comparación:<text:tab/>5</text:a></text:p>
          <text:p text:style-name="P4"><text:a xlink:type="simple" xlink:href="#__RefHeading___Toc276_2454502597" text:style-name="Index_20_Link" text:visited-style-name="Index_20_Link">4. Conclusión:<text:tab/>6</text:a></text:p>
          <text:p text:style-name="P5"><text:a xlink:type="simple" xlink:href="#__RefHeading___Toc278_2454502597" text:style-name="Index_20_Link" text:visited-style-name="Index_20_Link">¿Cuál de los frameworks investigados elegirías para un nuevo proyecto de desarrollo web y por qué?<text:tab/>6</text:a></text:p>
          <text:p text:style-name="P5"><text:a xlink:type="simple" xlink:href="#__RefHeading___Toc280_2454502597" text:style-name="Index_20_Link" text:visited-style-name="Index_20_Link">Si ya tuvieras experiencia con alguno, ¿considerarías cambiar a otro? Explica tus razones.<text:tab/>6</text:a></text:p>
        </text:index-body>
      </text:table-of-content>
      <text:p text:style-name="P1"/>
      <text:h text:style-name="P7" text:outline-level="2" text:is-list-header="true"><text:bookmark-start text:name="__RefHeading___Toc256_2454502597"/><text:span text:style-name="T1">1. </text:span>Selección de Frameworks: <text:bookmark-end text:name="__RefHeading___Toc256_2454502597"/></text:h>
      <text:p text:style-name="P2">Frameworks seleccionados:</text:p>
      <text:list text:style-name="L1">
        <text:list-item>
          <text:p text:style-name="P15">­React</text:p>
        </text:list-item>
        <text:list-item>
          <text:p text:style-name="P15">Angular</text:p>
        </text:list-item>
        <text:list-item>
          <text:p text:style-name="P15">Vue</text:p>
        </text:list-item>
      </text:list>
      <text:p text:style-name="P2"/>
      <text:h text:style-name="Heading_20_2" text:outline-level="2" text:is-list-header="true"><text:bookmark-start text:name="__RefHeading___Toc258_2454502597"/><text:span text:style-name="T2">2. </text:span>Criterios de Investigación: <text:bookmark-end text:name="__RefHeading___Toc258_2454502597"/></text:h>
      <text:h text:style-name="P9" text:outline-level="3"><text:bookmark-start text:name="__RefHeading___Toc260_2454502597"/>Descripción general:<text:bookmark-end text:name="__RefHeading___Toc260_2454502597"/></text:h>
      <text:list text:style-name="L2">
        <text:list-item>
          <text:p text:style-name="P16">React: desarrollado por Facebook, es una biblioteca centrada en la creación de componentes reutilizables para la visualización de la UI, que permite la integración con otras bibliotecas para gestionar rutas y estados globales, como React Router o Redux.</text:p>
        </text:list-item>
        <text:list-item>
          <text:p text:style-name="P16">Angular: creado por Google, es un framework completo que ofrece una solución integral con herramientas como inyección de dependencias, enrutamiento y gestión del estado, utilizando TypeScript como lenguaje principal y siguiendo un enfoque basado en componentes y servicios.</text:p>
        </text:list-item>
        <text:list-item>
          <text:p text:style-name="P17">Vue: desarrollado por Evan You, es un framework progresivo que es más flexible y modular, lo que lo hace adecuado tanto para proyectos simples como complejos, permitiendo su uso gradual en distintas partes de una aplicación sin necesidad de reescribir todo el código</text:p>
          <text:p text:style-name="P17">.</text:p>
        </text:list-item>
      </text:list>
      <text:h text:style-name="Heading_20_3" text:outline-level="3"><text:bookmark-start text:name="__RefHeading___Toc262_2454502597"/>Popularidad y adopción:<text:bookmark-end text:name="__RefHeading___Toc262_2454502597"/></text:h>
      <text:list text:style-name="L3">
        <text:list-item>
          <text:p text:style-name="P18">React sigue siendo la biblioteca de JavaScript más popular, con más de 227,000 estrellas en GitHub y aproximadamente 19 millones de descargas mensuales en NPM. Es ampliamente adoptada por grandes empresas como Facebook, Netflix y Airbnb.</text:p>
        </text:list-item>
        <text:list-item>
          <text:p text:style-name="P18">Vue, aunque es más joven, ha ganado una gran tracción y actualmente tiene alrededor de 206,000 estrellas en GitHub. A pesar de tener menos descargas que React (alrededor de 4.6 millones de descargas mensuales), Vue ha crecido rápidamente, especialmente en Asia, con empresas como Alibaba y Xiaomi utilizándolo​.</text:p>
        </text:list-item>
        <text:list-item>
          <text:p text:style-name="P18">Angular es muy utilizado en entornos empresariales y cuenta con más de 59,000 estrellas en GitHub. Recibe alrededor de 2.8 millones de descargas mensuales. Angular está respaldado por Google y es usado por grandes empresas como Microsoft e IBM​.</text:p>
        </text:list-item>
      </text:list>
      <text:p text:style-name="Text_20_body"/>
      <text:h text:style-name="Heading_20_3" text:outline-level="3"><text:bookmark-start text:name="__RefHeading___Toc264_2454502597"/><text:soft-page-break/>Características principales:<text:bookmark-end text:name="__RefHeading___Toc264_2454502597"/></text:h>
      <text:list text:style-name="L6">
        <text:list-item>
          <text:p text:style-name="P20"><text:span text:style-name="T3">React:</text:span></text:p>
          <text:list>
            <text:list-item>
              <text:p text:style-name="P20"><text:span text:style-name="T4">¿Qué lo hace destacar?</text:span>: Es una biblioteca ligera enfocada en la capa de vista, ideal para aplicaciones interactivas.</text:p>
            </text:list-item>
            <text:list-item>
              <text:p text:style-name="P20"><text:span text:style-name="T4">Paradigmas o tecnologías:</text:span> Componentes reutilizables, flujo de datos unidireccional, Virtual DOM para mejorar el rendimiento, y JSX para escribir HTML dentro de JavaScript.</text:p>
            </text:list-item>
          </text:list>
        </text:list-item>
        <text:list-item>
          <text:p text:style-name="P19">Angular:</text:p>
          <text:list>
            <text:list-item>
              <text:p text:style-name="P19"><text:span text:style-name="T4">¿Qué lo hace destacar?</text:span>: Es un framework completo que ofrece una solución integral con herramientas incorporadas para la gestión del estado, enrutamiento y más.</text:p>
            </text:list-item>
            <text:list-item>
              <text:p text:style-name="P19"><text:span text:style-name="T4">Paradigmas o tecnologías</text:span>: Usa TypeScript por defecto, soporta Two-way data binding (doble enlace de datos), inyección de dependencias y un enfoque basado en componentes y servicios.</text:p>
            </text:list-item>
          </text:list>
        </text:list-item>
        <text:list-item>
          <text:p text:style-name="P19">Vue:</text:p>
          <text:list>
            <text:list-item>
              <text:p text:style-name="P19"><text:span text:style-name="T4">¿Qué lo hace destacar?</text:span>: Es un framework progresivo, lo que permite adoptarlo de forma gradual en aplicaciones existentes sin necesidad de reescribir todo el código.</text:p>
            </text:list-item>
            <text:list-item>
              <text:p text:style-name="P19"><text:span text:style-name="T4">Paradigmas o tecnologías</text:span>: Usa componentes reactivos, two-way binding (como Angular) y es flexible para integrar herramientas externas.</text:p>
            </text:list-item>
          </text:list>
        </text:list-item>
      </text:list>
      <text:p text:style-name="Text_20_body"/>
      <text:h text:style-name="Heading_20_3" text:outline-level="3"><text:bookmark-start text:name="__RefHeading___Toc266_2454502597"/>Curva de aprendizaje: <text:bookmark-end text:name="__RefHeading___Toc266_2454502597"/></text:h>
      <text:list text:style-name="L7">
        <text:list-item>
          <text:p text:style-name="P23"><text:span text:style-name="T6">React:</text:span></text:p>
          <text:list>
            <text:list-item>
              <text:p text:style-name="P23"><text:span text:style-name="T4">Curva de aprendizaje</text:span>: Moderada. Fácil de comenzar con componentes y JSX, pero se complica al incorporar herramientas externas (Redux, React Router).</text:p>
            </text:list-item>
            <text:list-item>
              <text:p text:style-name="P23"><text:span text:style-name="T4">Recursos educativos</text:span>: Abundantes. Amplia comunidad, documentación oficial y muchos cursos en línea.</text:p>
            </text:list-item>
          </text:list>
        </text:list-item>
        <text:list-item>
          <text:p text:style-name="P22">Angular:</text:p>
          <text:list>
            <text:list-item>
              <text:p text:style-name="P22"><text:span text:style-name="T4">Curva de aprendizaje</text:span>: Empinada. Es un framework completo con muchas características, lo que implica dominar conceptos como TypeScript, inyección de dependencias y un ecosistema complejo.</text:p>
            </text:list-item>
            <text:list-item>
              <text:p text:style-name="P22"><text:span text:style-name="T4">Recursos educativos</text:span>: Amplios. Buena documentación oficial, cursos estructurados y apoyo de Google.</text:p>
            </text:list-item>
          </text:list>
        </text:list-item>
        <text:list-item>
          <text:p text:style-name="P22">Vue:</text:p>
          <text:list>
            <text:list-item>
              <text:p text:style-name="P22"><text:span text:style-name="T4">Curva de aprendizaje</text:span>: Suave. Intuitivo para principiantes, especialmente en proyectos pequeños, aunque más complejo en aplicaciones grandes.</text:p>
            </text:list-item>
            <text:list-item>
              <text:p text:style-name="P22"><text:soft-page-break/><text:span text:style-name="T4">Recursos educativos</text:span>: Extensos. Documentación clara y fácil de seguir, además de cursos y una comunidad en crecimiento.</text:p>
            </text:list-item>
          </text:list>
        </text:list-item>
      </text:list>
      <text:p text:style-name="P21"/>
      <text:h text:style-name="P10" text:outline-level="3"><text:bookmark-start text:name="__RefHeading___Toc268_2454502597"/>Rendimiento:<text:bookmark-end text:name="__RefHeading___Toc268_2454502597"/></text:h>
      <text:list text:style-name="L8">
        <text:list-item>
          <text:p text:style-name="P26"><text:span text:style-name="T5">React</text:span><text:span text:style-name="T7">: Ofrece un rendimiento sólido en aplicaciones grandes gracias a su Virtual DOM, lo que minimiza las actualizaciones innecesarias en el DOM real. </text:span></text:p>
        </text:list-item>
        <text:list-item>
          <text:p text:style-name="P26"><text:span text:style-name="T5">Angular</text:span><text:span text:style-name="T7">: M</text:span>aneja aplicaciones grandes eficientemente mediante carga diferida (lazy loading) y herramientas como Zone.js para gestionar el rendimiento de los cambios.</text:p>
        </text:list-item>
        <text:list-item>
          <text:p text:style-name="P25"><text:span text:style-name="T4">Vue</text:span>: Es ligero y escalable, con un rendimiento competitivo en aplicaciones grandes, optimizando el DOM virtual y soportando técnicas como lazy loading.</text:p>
        </text:list-item>
      </text:list>
      <text:p text:style-name="P24"/>
      <text:h text:style-name="P11" text:outline-level="3"><text:bookmark-start text:name="__RefHeading___Toc270_2454502597"/><text:span text:style-name="T8">Casos de uso recomendado:</text:span><text:bookmark-end text:name="__RefHeading___Toc270_2454502597"/></text:h>
      <text:list text:style-name="L9">
        <text:list-item>
          <text:p text:style-name="P27">React<text:span text:style-name="T9">: Ideal para SPA, PWA, y aplicaciones móviles con React Native, o cualquier proyecto que requiera interfaces interactivas y rápidas.</text:span></text:p>
        </text:list-item>
        <text:list-item>
          <text:p text:style-name="P27">Angular<text:span text:style-name="T9">: Perfecto para aplicaciones empresariales complejas, SPA y PWA que necesitan una estructura sólida y modular.</text:span></text:p>
        </text:list-item>
        <text:list-item>
          <text:p text:style-name="P27">Vue<text:span text:style-name="T9">: Adecuado para SPA, PWA, y proyectos escalables, así como para la integración gradual en aplicaciones existentes.<text:tab/></text:span></text:p>
        </text:list-item>
      </text:list>
      <text:p text:style-name="P28"><text:span text:style-name="T9"/></text:p>
      <text:h text:style-name="Heading_20_3" text:outline-level="3"><text:bookmark-start text:name="__RefHeading___Toc272_2454502597"/>Desventajas:<text:bookmark-end text:name="__RefHeading___Toc272_2454502597"/></text:h>
      <text:list text:style-name="L10">
        <text:list-item>
          <text:p text:style-name="P29"><text:span text:style-name="T4">React</text:span>: Depende de bibliotecas externas para funciones clave (como enrutamiento y manejo del estado), lo que aumenta la complejidad; JSX puede ser confuso para principiantes.</text:p>
        </text:list-item>
        <text:list-item>
          <text:p text:style-name="P29"><text:span text:style-name="T4">Angular</text:span>: Tiene una curva de aprendizaje empinada y es pesado, lo que puede ser excesivo para proyectos pequeños; requiere manejar conceptos avanzados como TypeScript.</text:p>
        </text:list-item>
        <text:list-item>
          <text:p text:style-name="P29"><text:span text:style-name="T4">Vue</text:span>: Menor ecosistema y adopción en grandes empresas en comparación con React y Angular; puede ser menos escalable en proyectos muy grandes sin una buena organización.</text:p>
        </text:list-item>
      </text:list>
      <text:p text:style-name="Text_20_body"/>
      <text:h text:style-name="P8" text:outline-level="2"><text:bookmark-start text:name="__RefHeading___Toc274_2454502597"/><text:span text:style-name="T12">3. </text:span>Comparación:<text:bookmark-end text:name="__RefHeading___Toc274_2454502597"/></text:h>
      <text:p text:style-name="P30"/>
      <text:p text:style-name="P30"/>
      <table:table table:name="Tabla7" table:style-name="Tabla7">
        <table:table-column table:style-name="Tabla7.A" table:number-columns-repeated="4"/>
        <text:soft-page-break/>
        <table:table-row table:style-name="Tabla7.1">
          <table:table-cell table:style-name="Tabla7.A1" office:value-type="string">
            <text:p text:style-name="P14">Aspecto</text:p>
          </table:table-cell>
          <table:table-cell table:style-name="Tabla7.A1" office:value-type="string">
            <text:p text:style-name="P14">React</text:p>
          </table:table-cell>
          <table:table-cell table:style-name="Tabla7.A1" office:value-type="string">
            <text:p text:style-name="P14">Angular</text:p>
          </table:table-cell>
          <table:table-cell table:style-name="Tabla7.D1" office:value-type="string">
            <text:p text:style-name="P14">Vue</text:p>
          </table:table-cell>
        </table:table-row>
        <table:table-row>
          <table:table-cell table:style-name="Tabla7.A2" office:value-type="string">
            <text:p text:style-name="P13">Popularidad</text:p>
          </table:table-cell>
          <table:table-cell table:style-name="Tabla7.B2" office:value-type="string">
            <text:p text:style-name="Table_20_Contents">Muy popular; ~227K estrellas en GitHub, ~19M descargas mensuales.</text:p>
          </table:table-cell>
          <table:table-cell table:style-name="Tabla7.B2" office:value-type="string">
            <text:p text:style-name="Table_20_Contents">Popular; ~59K estrellas, ~2.8M descargas mensuales.</text:p>
          </table:table-cell>
          <table:table-cell table:style-name="Tabla7.D2" office:value-type="string">
            <text:p text:style-name="Table_20_Contents">En crecimiento; ~206K estrellas, ~4.6M descargas mensuales.</text:p>
          </table:table-cell>
        </table:table-row>
        <table:table-row>
          <table:table-cell table:style-name="Tabla7.A2" office:value-type="string">
            <text:p text:style-name="P12">Facilidad de usu</text:p>
          </table:table-cell>
          <table:table-cell table:style-name="Tabla7.B2" office:value-type="string">
            <text:p text:style-name="Table_20_Contents">Moderada; fácil de empezar, pero puede complicarse.</text:p>
          </table:table-cell>
          <table:table-cell table:style-name="Tabla7.B2" office:value-type="string">
            <text:p text:style-name="Table_20_Contents">Empinada; requiere entender conceptos complejos y TypeScript.</text:p>
          </table:table-cell>
          <table:table-cell table:style-name="Tabla7.D2" office:value-type="string">
            <text:p text:style-name="Table_20_Contents">Suave; intuitivo para principiantes.</text:p>
          </table:table-cell>
        </table:table-row>
        <table:table-row>
          <table:table-cell table:style-name="Tabla7.A2" office:value-type="string">
            <text:p text:style-name="P12">Rendimiento</text:p>
          </table:table-cell>
          <table:table-cell table:style-name="Tabla7.B2" office:value-type="string">
            <text:p text:style-name="Table_20_Contents">Sólido, especialmente en aplicaciones grandes.</text:p>
          </table:table-cell>
          <table:table-cell table:style-name="Tabla7.B2" office:value-type="string">
            <text:p text:style-name="Table_20_Contents">Eficiente con lazy loading.</text:p>
          </table:table-cell>
          <table:table-cell table:style-name="Tabla7.D2" office:value-type="string">
            <text:p text:style-name="Table_20_Contents">Ligero y competitivo.</text:p>
          </table:table-cell>
        </table:table-row>
        <table:table-row>
          <table:table-cell table:style-name="Tabla7.A2" office:value-type="string">
            <text:p text:style-name="P12">Flexibilidad</text:p>
          </table:table-cell>
          <table:table-cell table:style-name="Tabla7.B2" office:value-type="string">
            <text:p text:style-name="Table_20_Contents">Muy flexible, permite elegir herramientas.</text:p>
          </table:table-cell>
          <table:table-cell table:style-name="Tabla7.B2" office:value-type="string">
            <text:p text:style-name="Table_20_Contents">Menos flexible, enfoque estructurado.</text:p>
          </table:table-cell>
          <table:table-cell table:style-name="Tabla7.D2" office:value-type="string">
            <text:p text:style-name="Table_20_Contents">Flexible, permite integración gradual.</text:p>
          </table:table-cell>
        </table:table-row>
        <table:table-row>
          <table:table-cell table:style-name="Tabla7.A2" office:value-type="string">
            <text:p text:style-name="P12">Soporte y comunidad</text:p>
          </table:table-cell>
          <table:table-cell table:style-name="Tabla7.B2" office:value-type="string">
            <text:p text:style-name="Table_20_Contents">Amplia comunidad y recursos abundantes.</text:p>
          </table:table-cell>
          <table:table-cell table:style-name="Tabla7.B2" office:value-type="string">
            <text:p text:style-name="Table_20_Contents">Buen soporte de Google y comunidad activa.</text:p>
          </table:table-cell>
          <table:table-cell table:style-name="Tabla7.D2" office:value-type="string">
            <text:p text:style-name="Table_20_Contents">Comunidad en crecimiento y buena documentación.</text:p>
          </table:table-cell>
        </table:table-row>
      </table:table>
      <text:p text:style-name="P30"/>
      <text:h text:style-name="Heading_20_2" text:outline-level="2"><text:bookmark-start text:name="__RefHeading___Toc276_2454502597"/><text:span text:style-name="T12">4. </text:span>Conclusión:<text:bookmark-end text:name="__RefHeading___Toc276_2454502597"/></text:h>
      <text:h text:style-name="Heading_20_3" text:outline-level="3"><text:bookmark-start text:name="__RefHeading___Toc278_2454502597"/>¿Cuál de los frameworks investigados elegirías para un nuevo proyecto de desarrollo web y por qué? <text:bookmark-end text:name="__RefHeading___Toc278_2454502597"/></text:h>
      <text:p text:style-name="P31">He podido probar cada uno de los frameworks, pero sin duda he utilizado mas React, debido a la facilidad de uso que ofrece y lo extendido que está en internet. Vue lo he utilizado bastante también (no tanto como React pero si más que Angular), y se me hace parecido a React y gracias a su semejanza <text:span text:style-name="T10">m</text:span>e ha gustado usarlo, lo que sí he notado fue que al crear componentes, el código me parecía más limpio que en React. En cambio con Angular, no lo he llegado a usar mucho y solo le dado un vistazo rápido y la primera impresión que me dio es que era notablemente más complejo que los frameworks anteriores. En el caso de que deba utilizar si o si uno de los frameworks para hacer un proyecto claramente utilizaría React, ya que es con el que tendría menos problemas por tener más experiencia, y como segunda opción Vue.</text:p>
      <text:p text:style-name="Text_20_body"/>
      <text:h text:style-name="Heading_20_3" text:outline-level="3"><text:bookmark-start text:name="__RefHeading___Toc280_2454502597"/>Si ya tuvieras experiencia con alguno, ¿considerarías cambiar a otro? Explica tus razones. <text:bookmark-end text:name="__RefHeading___Toc280_2454502597"/></text:h>
      <text:p text:style-name="P32"><text:span text:style-name="T11">Tengo experiencia con React y Vue y actualmente solo consideraría cambiar a otro framework si esto fuera necesario, por ejemplo si me lo solicita mi trabajo o los frameworks que utilizo quedan obsoleto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 Quran" svg:font-family="'Amiri Quran'"/>
    <style:font-face style:name="Arial" svg:font-family="Arial" style:font-family-generic="swiss"/>
    <style:font-face style:name="Arial Black" svg:font-family="'Arial Black'"/>
    <style:font-face style:name="Arial1" svg:font-family="Arial" style:font-adornments="Norm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 Black" fo:font-family="'Arial Black'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miri Quran" fo:font-family="'Amiri Quran'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Arial1" fo:font-family="Arial" style:font-style-name="Normal" style:font-family-generic="swiss" style:font-pitch="variable" fo:font-size="14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06:56:01.390000000</meta:creation-date>
    <dc:date>2024-09-27T15:06:19.669000000</dc:date>
    <meta:editing-duration>PT1H26M54S</meta:editing-duration>
    <meta:editing-cycles>23</meta:editing-cycles>
    <meta:generator>LibreOffice/7.6.4.1$Windows_X86_64 LibreOffice_project/e19e193f88cd6c0525a17fb7a176ed8e6a3e2aa1</meta:generator>
    <meta:document-statistic meta:table-count="1" meta:image-count="0" meta:object-count="0" meta:page-count="6" meta:paragraph-count="95" meta:word-count="1142" meta:character-count="7444" meta:non-whitespace-character-count="6424"/>
  </office:meta>
</office:document-meta>
</file>